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/>
          <table:table-cell table:number-columns-repeated="13"/>
          <table:table-cell office:value-type="string" calcext:value-type="string">
            <text:p>ROTATED</text:p>
          </table:table-cell>
        </table:table-row>
        <table:table-row table:style-name="ro1">
          <table:table-cell table:style-name="ce2" office:value-type="float" office:value="56.58" calcext:value-type="float">
            <text:p>56,58</text:p>
          </table:table-cell>
          <table:table-cell office:value-type="float" office:value="59.49" calcext:value-type="float">
            <text:p>59,49</text:p>
          </table:table-cell>
          <table:table-cell office:value-type="float" office:value="61.87" calcext:value-type="float">
            <text:p>61,87</text:p>
          </table:table-cell>
          <table:table-cell office:value-type="float" office:value="63.94" calcext:value-type="float">
            <text:p>63,94</text:p>
          </table:table-cell>
          <table:table-cell office:value-type="float" office:value="65.35" calcext:value-type="float">
            <text:p>65,35</text:p>
          </table:table-cell>
          <table:table-cell office:value-type="float" office:value="65.9" calcext:value-type="float">
            <text:p>65,9</text:p>
          </table:table-cell>
          <table:table-cell office:value-type="float" office:value="65.82" calcext:value-type="float">
            <text:p>65,82</text:p>
          </table:table-cell>
          <table:table-cell office:value-type="float" office:value="65.43" calcext:value-type="float">
            <text:p>65,43</text:p>
          </table:table-cell>
          <table:table-cell office:value-type="float" office:value="64.81" calcext:value-type="float">
            <text:p>64,81</text:p>
          </table:table-cell>
          <table:table-cell office:value-type="float" office:value="63.73" calcext:value-type="float">
            <text:p>63,73</text:p>
          </table:table-cell>
          <table:table-cell office:value-type="float" office:value="61.88" calcext:value-type="float">
            <text:p>61,88</text:p>
          </table:table-cell>
          <table:table-cell office:value-type="float" office:value="59.34" calcext:value-type="float">
            <text:p>59,34</text:p>
          </table:table-cell>
          <table:table-cell office:value-type="float" office:value="56.8" calcext:value-type="float">
            <text:p>56,8</text:p>
          </table:table-cell>
          <table:table-cell/>
          <table:table-cell table:formula="of:=[.A2]-50" office:value-type="float" office:value="6.58" calcext:value-type="float">
            <text:p>6,58</text:p>
          </table:table-cell>
        </table:table-row>
        <table:table-row table:style-name="ro1">
          <table:table-cell table:style-name="ce2" office:value-type="float" office:value="57.04" calcext:value-type="float">
            <text:p>57,04</text:p>
          </table:table-cell>
          <table:table-cell office:value-type="float" office:value="58.62" calcext:value-type="float">
            <text:p>58,62</text:p>
          </table:table-cell>
          <table:table-cell office:value-type="float" office:value="60.27" calcext:value-type="float">
            <text:p>60,27</text:p>
          </table:table-cell>
          <table:table-cell office:value-type="float" office:value="62.06" calcext:value-type="float">
            <text:p>62,06</text:p>
          </table:table-cell>
          <table:table-cell office:value-type="float" office:value="63.75" calcext:value-type="float">
            <text:p>63,75</text:p>
          </table:table-cell>
          <table:table-cell office:value-type="float" office:value="65.07" calcext:value-type="float">
            <text:p>65,07</text:p>
          </table:table-cell>
          <table:table-cell office:value-type="float" office:value="66.05" calcext:value-type="float">
            <text:p>66,05</text:p>
          </table:table-cell>
          <table:table-cell office:value-type="float" office:value="66.78" calcext:value-type="float">
            <text:p>66,78</text:p>
          </table:table-cell>
          <table:table-cell office:value-type="float" office:value="67.19" calcext:value-type="float">
            <text:p>67,19</text:p>
          </table:table-cell>
          <table:table-cell office:value-type="float" office:value="66.83" calcext:value-type="float">
            <text:p>66,83</text:p>
          </table:table-cell>
          <table:table-cell office:value-type="float" office:value="64.99" calcext:value-type="float">
            <text:p>64,99</text:p>
          </table:table-cell>
          <table:table-cell office:value-type="float" office:value="61.34" calcext:value-type="float">
            <text:p>61,34</text:p>
          </table:table-cell>
          <table:table-cell office:value-type="float" office:value="56.51" calcext:value-type="float">
            <text:p>56,51</text:p>
          </table:table-cell>
          <table:table-cell/>
          <table:table-cell table:formula="of:=[.A3]-50" office:value-type="float" office:value="7.04" calcext:value-type="float">
            <text:p>7,04</text:p>
          </table:table-cell>
        </table:table-row>
        <table:table-row table:style-name="ro1">
          <table:table-cell table:style-name="ce2" office:value-type="float" office:value="57.58" calcext:value-type="float">
            <text:p>57,58</text:p>
          </table:table-cell>
          <table:table-cell office:value-type="float" office:value="57.97" calcext:value-type="float">
            <text:p>57,97</text:p>
          </table:table-cell>
          <table:table-cell office:value-type="float" office:value="58.87" calcext:value-type="float">
            <text:p>58,87</text:p>
          </table:table-cell>
          <table:table-cell office:value-type="float" office:value="60.37" calcext:value-type="float">
            <text:p>60,37</text:p>
          </table:table-cell>
          <table:table-cell office:value-type="float" office:value="62.25" calcext:value-type="float">
            <text:p>62,25</text:p>
          </table:table-cell>
          <table:table-cell office:value-type="float" office:value="64.25" calcext:value-type="float">
            <text:p>64,25</text:p>
          </table:table-cell>
          <table:table-cell office:value-type="float" office:value="66.27" calcext:value-type="float">
            <text:p>66,27</text:p>
          </table:table-cell>
          <table:table-cell office:value-type="float" office:value="68.37" calcext:value-type="float">
            <text:p>68,37</text:p>
          </table:table-cell>
          <table:table-cell office:value-type="float" office:value="70.42" calcext:value-type="float">
            <text:p>70,42</text:p>
          </table:table-cell>
          <table:table-cell office:value-type="float" office:value="71.73" calcext:value-type="float">
            <text:p>71,73</text:p>
          </table:table-cell>
          <table:table-cell office:value-type="float" office:value="70.97" calcext:value-type="float">
            <text:p>70,97</text:p>
          </table:table-cell>
          <table:table-cell office:value-type="float" office:value="66.5" calcext:value-type="float">
            <text:p>66,5</text:p>
          </table:table-cell>
          <table:table-cell office:value-type="float" office:value="57.58" calcext:value-type="float">
            <text:p>57,58</text:p>
          </table:table-cell>
          <table:table-cell/>
          <table:table-cell table:formula="of:=[.A4]-50" office:value-type="float" office:value="7.58" calcext:value-type="float">
            <text:p>7,58</text:p>
          </table:table-cell>
        </table:table-row>
        <table:table-row table:style-name="ro1">
          <table:table-cell table:style-name="ce2" office:value-type="float" office:value="58.45" calcext:value-type="float">
            <text:p>58,45</text:p>
          </table:table-cell>
          <table:table-cell office:value-type="float" office:value="57.68" calcext:value-type="float">
            <text:p>57,68</text:p>
          </table:table-cell>
          <table:table-cell office:value-type="float" office:value="57.61" calcext:value-type="float">
            <text:p>57,61</text:p>
          </table:table-cell>
          <table:table-cell office:value-type="float" office:value="58.59" calcext:value-type="float">
            <text:p>58,59</text:p>
          </table:table-cell>
          <table:table-cell office:value-type="float" office:value="60.53" calcext:value-type="float">
            <text:p>60,53</text:p>
          </table:table-cell>
          <table:table-cell office:value-type="float" office:value="63.18" calcext:value-type="float">
            <text:p>63,18</text:p>
          </table:table-cell>
          <table:table-cell office:value-type="float" office:value="66.45" calcext:value-type="float">
            <text:p>66,45</text:p>
          </table:table-cell>
          <table:table-cell office:value-type="float" office:value="70.43" calcext:value-type="float">
            <text:p>70,43</text:p>
          </table:table-cell>
          <table:table-cell office:value-type="float" office:value="75.12" calcext:value-type="float">
            <text:p>75,12</text:p>
          </table:table-cell>
          <table:table-cell office:value-type="float" office:value="79.87" calcext:value-type="float">
            <text:p>79,87</text:p>
          </table:table-cell>
          <table:table-cell office:value-type="float" office:value="82.85" calcext:value-type="float">
            <text:p>82,85</text:p>
          </table:table-cell>
          <table:table-cell office:value-type="float" office:value="80.5" calcext:value-type="float">
            <text:p>80,5</text:p>
          </table:table-cell>
          <table:table-cell office:value-type="float" office:value="65.43" calcext:value-type="float">
            <text:p>65,43</text:p>
          </table:table-cell>
          <table:table-cell/>
          <table:table-cell table:formula="of:=[.A5]-50" office:value-type="float" office:value="8.45" calcext:value-type="float">
            <text:p>8,45</text:p>
          </table:table-cell>
        </table:table-row>
        <table:table-row table:style-name="ro1">
          <table:table-cell table:style-name="ce2" office:value-type="float" office:value="59.61" calcext:value-type="float">
            <text:p>59,61</text:p>
          </table:table-cell>
          <table:table-cell office:value-type="float" office:value="57.76" calcext:value-type="float">
            <text:p>57,76</text:p>
          </table:table-cell>
          <table:table-cell office:value-type="float" office:value="56.43" calcext:value-type="float">
            <text:p>56,43</text:p>
          </table:table-cell>
          <table:table-cell office:value-type="float" office:value="56.47" calcext:value-type="float">
            <text:p>56,47</text:p>
          </table:table-cell>
          <table:table-cell office:value-type="float" office:value="58.15" calcext:value-type="float">
            <text:p>58,15</text:p>
          </table:table-cell>
          <table:table-cell office:value-type="float" office:value="61.45" calcext:value-type="float">
            <text:p>61,45</text:p>
          </table:table-cell>
          <table:table-cell office:value-type="float" office:value="66.38" calcext:value-type="float">
            <text:p>66,38</text:p>
          </table:table-cell>
          <table:table-cell office:value-type="float" office:value="73.32" calcext:value-type="float">
            <text:p>73,32</text:p>
          </table:table-cell>
          <table:table-cell office:value-type="float" office:value="82.76" calcext:value-type="float">
            <text:p>82,76</text:p>
          </table:table-cell>
          <table:table-cell office:value-type="float" office:value="274.53" calcext:value-type="float">
            <text:p>274,53</text:p>
          </table:table-cell>
          <table:table-cell office:value-type="float" office:value="287.18" calcext:value-type="float">
            <text:p>287,18</text:p>
          </table:table-cell>
          <table:table-cell office:value-type="float" office:value="299.66" calcext:value-type="float">
            <text:p>299,66</text:p>
          </table:table-cell>
          <table:table-cell office:value-type="float" office:value="321.97" calcext:value-type="float">
            <text:p>321,97</text:p>
          </table:table-cell>
          <table:table-cell/>
          <table:table-cell table:formula="of:=[.A6]-50" office:value-type="float" office:value="9.61" calcext:value-type="float">
            <text:p>9,61</text:p>
          </table:table-cell>
        </table:table-row>
        <table:table-row table:style-name="ro1">
          <table:table-cell table:style-name="ce2" office:value-type="float" office:value="61.02" calcext:value-type="float">
            <text:p>61,02</text:p>
          </table:table-cell>
          <table:table-cell office:value-type="float" office:value="58.24" calcext:value-type="float">
            <text:p>58,24</text:p>
          </table:table-cell>
          <table:table-cell office:value-type="float" office:value="55.26" calcext:value-type="float">
            <text:p>55,26</text:p>
          </table:table-cell>
          <table:table-cell office:value-type="float" office:value="53.62" calcext:value-type="float">
            <text:p>53,62</text:p>
          </table:table-cell>
          <table:table-cell office:value-type="float" office:value="54.36" calcext:value-type="float">
            <text:p>54,36</text:p>
          </table:table-cell>
          <table:table-cell office:value-type="float" office:value="58.04" calcext:value-type="float">
            <text:p>58,04</text:p>
          </table:table-cell>
          <table:table-cell office:value-type="float" office:value="65.35" calcext:value-type="float">
            <text:p>65,35</text:p>
          </table:table-cell>
          <table:table-cell office:value-type="float" office:value="77.69" calcext:value-type="float">
            <text:p>77,69</text:p>
          </table:table-cell>
          <table:table-cell office:value-type="float" office:value="276.59" calcext:value-type="float">
            <text:p>276,59</text:p>
          </table:table-cell>
          <table:table-cell office:value-type="float" office:value="300.29" calcext:value-type="float">
            <text:p>300,29</text:p>
          </table:table-cell>
          <table:table-cell office:value-type="float" office:value="323.37" calcext:value-type="float">
            <text:p>323,37</text:p>
          </table:table-cell>
          <table:table-cell office:value-type="float" office:value="345.87" calcext:value-type="float">
            <text:p>345,87</text:p>
          </table:table-cell>
          <table:table-cell office:value-type="float" office:value="17.69" calcext:value-type="float">
            <text:p>17,69</text:p>
          </table:table-cell>
          <table:table-cell/>
          <table:table-cell table:formula="of:=[.A7]-50" office:value-type="float" office:value="11.02" calcext:value-type="float">
            <text:p>11,02</text:p>
          </table:table-cell>
        </table:table-row>
        <table:table-row table:style-name="ro1">
          <table:table-cell table:style-name="ce2" office:value-type="float" office:value="62.83" calcext:value-type="float">
            <text:p>62,83</text:p>
          </table:table-cell>
          <table:table-cell office:value-type="float" office:value="59.24" calcext:value-type="float">
            <text:p>59,24</text:p>
          </table:table-cell>
          <table:table-cell office:value-type="float" office:value="53.98" calcext:value-type="float">
            <text:p>53,98</text:p>
          </table:table-cell>
          <table:table-cell office:value-type="float" office:value="49.32" calcext:value-type="float">
            <text:p>49,32</text:p>
          </table:table-cell>
          <table:table-cell office:value-type="float" office:value="47.55" calcext:value-type="float">
            <text:p>47,55</text:p>
          </table:table-cell>
          <table:table-cell office:value-type="float" office:value="50.5" calcext:value-type="float">
            <text:p>50,5</text:p>
          </table:table-cell>
          <table:table-cell table:style-name="ce4" office:value-type="float" office:value="60.95" calcext:value-type="float">
            <text:p>60,95</text:p>
          </table:table-cell>
          <table:table-cell office:value-type="float" office:value="84.88" calcext:value-type="float">
            <text:p>84,88</text:p>
          </table:table-cell>
          <table:table-cell office:value-type="float" office:value="302.04" calcext:value-type="float">
            <text:p>302,04</text:p>
          </table:table-cell>
          <table:table-cell office:value-type="float" office:value="330.97" calcext:value-type="float">
            <text:p>330,97</text:p>
          </table:table-cell>
          <table:table-cell office:value-type="float" office:value="348.3" calcext:value-type="float">
            <text:p>348,3</text:p>
          </table:table-cell>
          <table:table-cell office:value-type="float" office:value="2.69" calcext:value-type="float">
            <text:p>2,69</text:p>
          </table:table-cell>
          <table:table-cell office:value-type="float" office:value="21.72" calcext:value-type="float">
            <text:p>21,72</text:p>
          </table:table-cell>
          <table:table-cell/>
          <table:table-cell table:formula="of:=[.A8]-50" office:value-type="float" office:value="12.83" calcext:value-type="float">
            <text:p>12,83</text:p>
          </table:table-cell>
        </table:table-row>
        <table:table-row table:style-name="ro1">
          <table:table-cell table:style-name="ce2" office:value-type="float" office:value="65.55" calcext:value-type="float">
            <text:p>65,55</text:p>
          </table:table-cell>
          <table:table-cell office:value-type="float" office:value="61.22" calcext:value-type="float">
            <text:p>61,22</text:p>
          </table:table-cell>
          <table:table-cell office:value-type="float" office:value="52.35" calcext:value-type="float">
            <text:p>52,35</text:p>
          </table:table-cell>
          <table:table-cell office:value-type="float" office:value="41.82" calcext:value-type="float">
            <text:p>41,82</text:p>
          </table:table-cell>
          <table:table-cell office:value-type="float" office:value="34.04" calcext:value-type="float">
            <text:p>34,04</text:p>
          </table:table-cell>
          <table:table-cell office:value-type="float" office:value="32.23" calcext:value-type="float">
            <text:p>32,23</text:p>
          </table:table-cell>
          <table:table-cell office:value-type="float" office:value="42.64" calcext:value-type="float">
            <text:p>42,64</text:p>
          </table:table-cell>
          <table:table-cell office:value-type="float" office:value="281.46" calcext:value-type="float">
            <text:p>281,46</text:p>
          </table:table-cell>
          <table:table-cell office:value-type="float" office:value="337.11" calcext:value-type="float">
            <text:p>337,11</text:p>
          </table:table-cell>
          <table:table-cell office:value-type="float" office:value="351.22" calcext:value-type="float">
            <text:p>351,22</text:p>
          </table:table-cell>
          <table:table-cell office:value-type="float" office:value="358.61" calcext:value-type="float">
            <text:p>358,61</text:p>
          </table:table-cell>
          <table:table-cell office:value-type="float" office:value="6.38" calcext:value-type="float">
            <text:p>6,38</text:p>
          </table:table-cell>
          <table:table-cell office:value-type="float" office:value="18.66" calcext:value-type="float">
            <text:p>18,66</text:p>
          </table:table-cell>
          <table:table-cell/>
          <table:table-cell table:formula="of:=[.A9]-50" office:value-type="float" office:value="15.55" calcext:value-type="float">
            <text:p>15,55</text:p>
          </table:table-cell>
        </table:table-row>
        <table:table-row table:style-name="ro1">
          <table:table-cell table:style-name="ce2" office:value-type="float" office:value="70.78" calcext:value-type="float">
            <text:p>70,78</text:p>
          </table:table-cell>
          <table:table-cell office:value-type="float" office:value="65.94" calcext:value-type="float">
            <text:p>65,94</text:p>
          </table:table-cell>
          <table:table-cell office:value-type="float" office:value="49.85" calcext:value-type="float">
            <text:p>49,85</text:p>
          </table:table-cell>
          <table:table-cell office:value-type="float" office:value="25.97" calcext:value-type="float">
            <text:p>25,97</text:p>
          </table:table-cell>
          <table:table-cell office:value-type="float" office:value="7.05" calcext:value-type="float">
            <text:p>7,05</text:p>
          </table:table-cell>
          <table:table-cell office:value-type="float" office:value="355.07" calcext:value-type="float">
            <text:p>355,07</text:p>
          </table:table-cell>
          <table:table-cell office:value-type="float" office:value="342.31" calcext:value-type="float">
            <text:p>342,31</text:p>
          </table:table-cell>
          <table:table-cell office:value-type="float" office:value="51.46" calcext:value-type="float">
            <text:p>51,46</text:p>
          </table:table-cell>
          <table:table-cell office:value-type="float" office:value="6.08" calcext:value-type="float">
            <text:p>6,08</text:p>
          </table:table-cell>
          <table:table-cell office:value-type="float" office:value="1.52" calcext:value-type="float">
            <text:p>1,52</text:p>
          </table:table-cell>
          <table:table-cell office:value-type="float" office:value="1.62" calcext:value-type="float">
            <text:p>1,62</text:p>
          </table:table-cell>
          <table:table-cell office:value-type="float" office:value="4.79" calcext:value-type="float">
            <text:p>4,79</text:p>
          </table:table-cell>
          <table:table-cell office:value-type="float" office:value="12.35" calcext:value-type="float">
            <text:p>12,35</text:p>
          </table:table-cell>
          <table:table-cell/>
          <table:table-cell table:formula="of:=[.A10]-50" office:value-type="float" office:value="20.78" calcext:value-type="float">
            <text:p>20,78</text:p>
          </table:table-cell>
        </table:table-row>
        <table:table-row table:style-name="ro1">
          <table:table-cell table:style-name="ce2" office:value-type="float" office:value="83.59" calcext:value-type="float">
            <text:p>83,59</text:p>
          </table:table-cell>
          <table:table-cell office:value-type="float" office:value="82.03" calcext:value-type="float">
            <text:p>82,03</text:p>
          </table:table-cell>
          <table:table-cell office:value-type="float" office:value="44.4" calcext:value-type="float">
            <text:p>44,4</text:p>
          </table:table-cell>
          <table:table-cell office:value-type="float" office:value="347.86" calcext:value-type="float">
            <text:p>347,86</text:p>
          </table:table-cell>
          <table:table-cell office:value-type="float" office:value="331.41" calcext:value-type="float">
            <text:p>331,41</text:p>
          </table:table-cell>
          <table:table-cell office:value-type="float" office:value="322.66" calcext:value-type="float">
            <text:p>322,66</text:p>
          </table:table-cell>
          <table:table-cell office:value-type="float" office:value="309.17" calcext:value-type="float">
            <text:p>309,17</text:p>
          </table:table-cell>
          <table:table-cell office:value-type="float" office:value="89.06" calcext:value-type="float">
            <text:p>89,06</text:p>
          </table:table-cell>
          <table:table-cell office:value-type="float" office:value="28.01" calcext:value-type="float">
            <text:p>28,01</text:p>
          </table:table-cell>
          <table:table-cell office:value-type="float" office:value="7.28" calcext:value-type="float">
            <text:p>7,28</text:p>
          </table:table-cell>
          <table:table-cell office:value-type="float" office:value="1.29" calcext:value-type="float">
            <text:p>1,29</text:p>
          </table:table-cell>
          <table:table-cell office:value-type="float" office:value="0.74" calcext:value-type="float">
            <text:p>0,74</text:p>
          </table:table-cell>
          <table:table-cell office:value-type="float" office:value="4.37" calcext:value-type="float">
            <text:p>4,37</text:p>
          </table:table-cell>
          <table:table-cell/>
          <table:table-cell table:formula="of:=[.A11]-50" office:value-type="float" office:value="33.59" calcext:value-type="float">
            <text:p>33,59</text:p>
          </table:table-cell>
        </table:table-row>
        <table:table-row table:style-name="ro1">
          <table:table-cell table:style-name="ce2" office:value-type="float" office:value="298.19" calcext:value-type="float">
            <text:p>298,19</text:p>
          </table:table-cell>
          <table:table-cell office:value-type="float" office:value="325.73" calcext:value-type="float">
            <text:p>325,73</text:p>
          </table:table-cell>
          <table:table-cell office:value-type="float" office:value="51.35" calcext:value-type="float">
            <text:p>51,35</text:p>
          </table:table-cell>
          <table:table-cell office:value-type="float" office:value="297.56" calcext:value-type="float">
            <text:p>297,56</text:p>
          </table:table-cell>
          <table:table-cell office:value-type="float" office:value="307.98" calcext:value-type="float">
            <text:p>307,98</text:p>
          </table:table-cell>
          <table:table-cell office:value-type="float" office:value="308.92" calcext:value-type="float">
            <text:p>308,92</text:p>
          </table:table-cell>
          <table:table-cell office:value-type="float" office:value="303.1" calcext:value-type="float">
            <text:p>303,1</text:p>
          </table:table-cell>
          <table:table-cell office:value-type="float" office:value="283.28" calcext:value-type="float">
            <text:p>283,28</text:p>
          </table:table-cell>
          <table:table-cell office:value-type="float" office:value="51.11" calcext:value-type="float">
            <text:p>51,11</text:p>
          </table:table-cell>
          <table:table-cell office:value-type="float" office:value="12.22" calcext:value-type="float">
            <text:p>12,22</text:p>
          </table:table-cell>
          <table:table-cell office:value-type="float" office:value="359.62" calcext:value-type="float">
            <text:p>359,62</text:p>
          </table:table-cell>
          <table:table-cell office:value-type="float" office:value="355.83" calcext:value-type="float">
            <text:p>355,83</text:p>
          </table:table-cell>
          <table:table-cell office:value-type="float" office:value="356.35" calcext:value-type="float">
            <text:p>356,35</text:p>
          </table:table-cell>
          <table:table-cell/>
          <table:table-cell table:formula="of:=[.A12]-50" office:value-type="float" office:value="248.19" calcext:value-type="float">
            <text:p>248,19</text:p>
          </table:table-cell>
        </table:table-row>
        <table:table-row table:style-name="ro1">
          <table:table-cell table:style-name="ce2" office:value-type="float" office:value="340.16" calcext:value-type="float">
            <text:p>340,16</text:p>
          </table:table-cell>
          <table:table-cell office:value-type="float" office:value="3.71" calcext:value-type="float">
            <text:p>3,71</text:p>
          </table:table-cell>
          <table:table-cell office:value-type="float" office:value="38.25" calcext:value-type="float">
            <text:p>38,25</text:p>
          </table:table-cell>
          <table:table-cell office:value-type="float" office:value="89.11" calcext:value-type="float">
            <text:p>89,11</text:p>
          </table:table-cell>
          <table:table-cell office:value-type="float" office:value="295.7" calcext:value-type="float">
            <text:p>295,7</text:p>
          </table:table-cell>
          <table:table-cell office:value-type="float" office:value="303.95" calcext:value-type="float">
            <text:p>303,95</text:p>
          </table:table-cell>
          <table:table-cell office:value-type="float" office:value="303.71" calcext:value-type="float">
            <text:p>303,71</text:p>
          </table:table-cell>
          <table:table-cell office:value-type="float" office:value="294.42" calcext:value-type="float">
            <text:p>294,42</text:p>
          </table:table-cell>
          <table:table-cell office:value-type="float" office:value="79.73" calcext:value-type="float">
            <text:p>79,73</text:p>
          </table:table-cell>
          <table:table-cell office:value-type="float" office:value="20.36" calcext:value-type="float">
            <text:p>20,36</text:p>
          </table:table-cell>
          <table:table-cell office:value-type="float" office:value="358.02" calcext:value-type="float">
            <text:p>358,02</text:p>
          </table:table-cell>
          <table:table-cell office:value-type="float" office:value="351.25" calcext:value-type="float">
            <text:p>351,25</text:p>
          </table:table-cell>
          <table:table-cell office:value-type="float" office:value="349.6" calcext:value-type="float">
            <text:p>349,6</text:p>
          </table:table-cell>
          <table:table-cell/>
          <table:table-cell table:formula="of:=[.A13]-50" office:value-type="float" office:value="290.16" calcext:value-type="float">
            <text:p>290,16</text:p>
          </table:table-cell>
        </table:table-row>
        <table:table-row table:style-name="ro1">
          <table:table-cell table:style-name="ce2" office:value-type="float" office:value="354.67" calcext:value-type="float">
            <text:p>354,67</text:p>
          </table:table-cell>
          <table:table-cell office:value-type="float" office:value="6.91" calcext:value-type="float">
            <text:p>6,91</text:p>
          </table:table-cell>
          <table:table-cell office:value-type="float" office:value="26.19" calcext:value-type="float">
            <text:p>26,19</text:p>
          </table:table-cell>
          <table:table-cell office:value-type="float" office:value="67.4" calcext:value-type="float">
            <text:p>67,4</text:p>
          </table:table-cell>
          <table:table-cell office:value-type="float" office:value="287.16" calcext:value-type="float">
            <text:p>287,16</text:p>
          </table:table-cell>
          <table:table-cell office:value-type="float" office:value="302.54" calcext:value-type="float">
            <text:p>302,54</text:p>
          </table:table-cell>
          <table:table-cell office:value-type="float" office:value="306.52" calcext:value-type="float">
            <text:p>306,52</text:p>
          </table:table-cell>
          <table:table-cell office:value-type="float" office:value="303.46" calcext:value-type="float">
            <text:p>303,46</text:p>
          </table:table-cell>
          <table:table-cell office:value-type="float" office:value="286.51" calcext:value-type="float">
            <text:p>286,51</text:p>
          </table:table-cell>
          <table:table-cell office:value-type="float" office:value="41.18" calcext:value-type="float">
            <text:p>41,18</text:p>
          </table:table-cell>
          <table:table-cell office:value-type="float" office:value="358.55" calcext:value-type="float">
            <text:p>358,55</text:p>
          </table:table-cell>
          <table:table-cell office:value-type="float" office:value="348.03" calcext:value-type="float">
            <text:p>348,03</text:p>
          </table:table-cell>
          <table:table-cell office:value-type="float" office:value="344.7" calcext:value-type="float">
            <text:p>344,7</text:p>
          </table:table-cell>
          <table:table-cell/>
          <table:table-cell table:formula="of:=[.A14]-50" office:value-type="float" office:value="304.67" calcext:value-type="float">
            <text:p>304,6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float" office:value="85.12" calcext:value-type="float">
            <text:p>85,12</text:p>
          </table:table-cell>
          <table:table-cell table:style-name="ce2" office:value-type="float" office:value="70.82" calcext:value-type="float">
            <text:p>70,82</text:p>
          </table:table-cell>
          <table:table-cell table:style-name="ce2" office:value-type="float" office:value="29.58" calcext:value-type="float">
            <text:p>29,58</text:p>
          </table:table-cell>
          <table:table-cell table:style-name="ce2" office:value-type="float" office:value="353.68" calcext:value-type="float">
            <text:p>353,68</text:p>
          </table:table-cell>
          <table:table-cell table:style-name="ce2" office:value-type="float" office:value="340.19" calcext:value-type="float">
            <text:p>340,19</text:p>
          </table:table-cell>
          <table:table-cell table:style-name="ce2" office:value-type="float" office:value="334.87" calcext:value-type="float">
            <text:p>334,87</text:p>
          </table:table-cell>
          <table:table-cell table:style-name="ce2" office:value-type="float" office:value="332.27" calcext:value-type="float">
            <text:p>332,27</text:p>
          </table:table-cell>
          <table:table-cell table:style-name="ce2" office:value-type="float" office:value="330.67" calcext:value-type="float">
            <text:p>330,67</text:p>
          </table:table-cell>
          <table:table-cell table:style-name="ce2" office:value-type="float" office:value="329.44" calcext:value-type="float">
            <text:p>329,44</text:p>
          </table:table-cell>
          <table:table-cell table:style-name="ce2" office:value-type="float" office:value="328.34" calcext:value-type="float">
            <text:p>328,34</text:p>
          </table:table-cell>
          <table:table-cell table:style-name="ce2" office:value-type="float" office:value="327.21" calcext:value-type="float">
            <text:p>327,21</text:p>
          </table:table-cell>
          <table:table-cell table:style-name="ce2" office:value-type="float" office:value="325.7" calcext:value-type="float">
            <text:p>325,7</text:p>
          </table:table-cell>
          <table:table-cell table:style-name="ce2" office:value-type="float" office:value="322.89" calcext:value-type="float">
            <text:p>322,89</text:p>
          </table:table-cell>
          <table:table-cell/>
          <table:table-cell table:formula="of:=[.M17]-270" office:value-type="float" office:value="52.89" calcext:value-type="float">
            <text:p>52,89</text:p>
          </table:table-cell>
        </table:table-row>
        <table:table-row table:style-name="ro1">
          <table:table-cell office:value-type="float" office:value="276.47" calcext:value-type="float">
            <text:p>276,47</text:p>
          </table:table-cell>
          <table:table-cell office:value-type="float" office:value="273.55" calcext:value-type="float">
            <text:p>273,55</text:p>
          </table:table-cell>
          <table:table-cell office:value-type="float" office:value="58.49" calcext:value-type="float">
            <text:p>58,49</text:p>
          </table:table-cell>
          <table:table-cell office:value-type="float" office:value="352.26" calcext:value-type="float">
            <text:p>352,26</text:p>
          </table:table-cell>
          <table:table-cell office:value-type="float" office:value="335.29" calcext:value-type="float">
            <text:p>335,29</text:p>
          </table:table-cell>
          <table:table-cell office:value-type="float" office:value="330.77" calcext:value-type="float">
            <text:p>330,77</text:p>
          </table:table-cell>
          <table:table-cell office:value-type="float" office:value="329.1" calcext:value-type="float">
            <text:p>329,1</text:p>
          </table:table-cell>
          <table:table-cell office:value-type="float" office:value="328.34" calcext:value-type="float">
            <text:p>328,34</text:p>
          </table:table-cell>
          <table:table-cell office:value-type="float" office:value="327.97" calcext:value-type="float">
            <text:p>327,97</text:p>
          </table:table-cell>
          <table:table-cell office:value-type="float" office:value="327.86" calcext:value-type="float">
            <text:p>327,86</text:p>
          </table:table-cell>
          <table:table-cell office:value-type="float" office:value="327.91" calcext:value-type="float">
            <text:p>327,91</text:p>
          </table:table-cell>
          <table:table-cell office:value-type="float" office:value="328.06" calcext:value-type="float">
            <text:p>328,06</text:p>
          </table:table-cell>
          <table:table-cell office:value-type="float" office:value="328.21" calcext:value-type="float">
            <text:p>328,21</text:p>
          </table:table-cell>
          <table:table-cell/>
          <table:table-cell table:formula="of:=[.L17]-270"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94.8" calcext:value-type="float">
            <text:p>294,8</text:p>
          </table:table-cell>
          <table:table-cell office:value-type="float" office:value="307.21" calcext:value-type="float">
            <text:p>307,21</text:p>
          </table:table-cell>
          <table:table-cell office:value-type="float" office:value="322.14" calcext:value-type="float">
            <text:p>322,14</text:p>
          </table:table-cell>
          <table:table-cell office:value-type="float" office:value="311.36" calcext:value-type="float">
            <text:p>311,36</text:p>
          </table:table-cell>
          <table:table-cell office:value-type="float" office:value="318.97" calcext:value-type="float">
            <text:p>318,97</text:p>
          </table:table-cell>
          <table:table-cell office:value-type="float" office:value="322.28" calcext:value-type="float">
            <text:p>322,28</text:p>
          </table:table-cell>
          <table:table-cell office:value-type="float" office:value="324.31" calcext:value-type="float">
            <text:p>324,31</text:p>
          </table:table-cell>
          <table:table-cell office:value-type="float" office:value="325.74" calcext:value-type="float">
            <text:p>325,74</text:p>
          </table:table-cell>
          <table:table-cell office:value-type="float" office:value="326.9" calcext:value-type="float">
            <text:p>326,9</text:p>
          </table:table-cell>
          <table:table-cell office:value-type="float" office:value="327.97" calcext:value-type="float">
            <text:p>327,97</text:p>
          </table:table-cell>
          <table:table-cell office:value-type="float" office:value="329.07" calcext:value-type="float">
            <text:p>329,07</text:p>
          </table:table-cell>
          <table:table-cell office:value-type="float" office:value="330.36" calcext:value-type="float">
            <text:p>330,36</text:p>
          </table:table-cell>
          <table:table-cell office:value-type="float" office:value="332.14" calcext:value-type="float">
            <text:p>332,14</text:p>
          </table:table-cell>
          <table:table-cell/>
          <table:table-cell table:formula="of:=[.K17]-270" office:value-type="float" office:value="57.21" calcext:value-type="float">
            <text:p>57,21</text:p>
          </table:table-cell>
        </table:table-row>
        <table:table-row table:style-name="ro1">
          <table:table-cell office:value-type="float" office:value="336.33" calcext:value-type="float">
            <text:p>336,33</text:p>
          </table:table-cell>
          <table:table-cell office:value-type="float" office:value="358.76" calcext:value-type="float">
            <text:p>358,76</text:p>
          </table:table-cell>
          <table:table-cell office:value-type="float" office:value="26.33" calcext:value-type="float">
            <text:p>26,33</text:p>
          </table:table-cell>
          <table:table-cell office:value-type="float" office:value="74.59" calcext:value-type="float">
            <text:p>74,59</text:p>
          </table:table-cell>
          <table:table-cell office:value-type="float" office:value="294.89" calcext:value-type="float">
            <text:p>294,89</text:p>
          </table:table-cell>
          <table:table-cell office:value-type="float" office:value="312.1" calcext:value-type="float">
            <text:p>312,1</text:p>
          </table:table-cell>
          <table:table-cell office:value-type="float" office:value="319.99" calcext:value-type="float">
            <text:p>319,99</text:p>
          </table:table-cell>
          <table:table-cell office:value-type="float" office:value="324.27" calcext:value-type="float">
            <text:p>324,27</text:p>
          </table:table-cell>
          <table:table-cell office:value-type="float" office:value="326.98" calcext:value-type="float">
            <text:p>326,98</text:p>
          </table:table-cell>
          <table:table-cell office:value-type="float" office:value="328.95" calcext:value-type="float">
            <text:p>328,95</text:p>
          </table:table-cell>
          <table:table-cell office:value-type="float" office:value="330.64" calcext:value-type="float">
            <text:p>330,64</text:p>
          </table:table-cell>
          <table:table-cell office:value-type="float" office:value="332.41" calcext:value-type="float">
            <text:p>332,41</text:p>
          </table:table-cell>
          <table:table-cell office:value-type="float" office:value="334.75" calcext:value-type="float">
            <text:p>334,75</text:p>
          </table:table-cell>
          <table:table-cell/>
          <table:table-cell table:formula="of:=[.J17]-270" office:value-type="float" office:value="58.34" calcext:value-type="float">
            <text:p>58,34</text:p>
          </table:table-cell>
        </table:table-row>
        <table:table-row table:style-name="ro1">
          <table:table-cell office:value-type="float" office:value="17.52" calcext:value-type="float">
            <text:p>17,52</text:p>
          </table:table-cell>
          <table:table-cell office:value-type="float" office:value="25.77" calcext:value-type="float">
            <text:p>25,77</text:p>
          </table:table-cell>
          <table:table-cell office:value-type="float" office:value="37.27" calcext:value-type="float">
            <text:p>37,27</text:p>
          </table:table-cell>
          <table:table-cell office:value-type="float" office:value="59.72" calcext:value-type="float">
            <text:p>59,72</text:p>
          </table:table-cell>
          <table:table-cell office:value-type="float" office:value="276.2" calcext:value-type="float">
            <text:p>276,2</text:p>
          </table:table-cell>
          <table:table-cell office:value-type="float" office:value="304.63" calcext:value-type="float">
            <text:p>304,63</text:p>
          </table:table-cell>
          <table:table-cell office:value-type="float" office:value="318.38" calcext:value-type="float">
            <text:p>318,38</text:p>
          </table:table-cell>
          <table:table-cell office:value-type="float" office:value="325" calcext:value-type="float">
            <text:p>325</text:p>
          </table:table-cell>
          <table:table-cell office:value-type="float" office:value="328.58" calcext:value-type="float">
            <text:p>328,58</text:p>
          </table:table-cell>
          <table:table-cell office:value-type="float" office:value="330.8" calcext:value-type="float">
            <text:p>330,8</text:p>
          </table:table-cell>
          <table:table-cell office:value-type="float" office:value="332.48" calcext:value-type="float">
            <text:p>332,48</text:p>
          </table:table-cell>
          <table:table-cell office:value-type="float" office:value="334.12" calcext:value-type="float">
            <text:p>334,12</text:p>
          </table:table-cell>
          <table:table-cell office:value-type="float" office:value="336.14" calcext:value-type="float">
            <text:p>336,14</text:p>
          </table:table-cell>
          <table:table-cell/>
          <table:table-cell table:formula="of:=[.I17]-270" office:value-type="float" office:value="59.44" calcext:value-type="float">
            <text:p>59,44</text:p>
          </table:table-cell>
        </table:table-row>
        <table:table-row table:style-name="ro1">
          <table:table-cell office:value-type="float" office:value="32.99" calcext:value-type="float">
            <text:p>32,99</text:p>
          </table:table-cell>
          <table:table-cell office:value-type="float" office:value="33.93" calcext:value-type="float">
            <text:p>33,93</text:p>
          </table:table-cell>
          <table:table-cell office:value-type="float" office:value="38.26" calcext:value-type="float">
            <text:p>38,26</text:p>
          </table:table-cell>
          <table:table-cell office:value-type="float" office:value="51.35" calcext:value-type="float">
            <text:p>51,35</text:p>
          </table:table-cell>
          <table:table-cell office:value-type="float" office:value="84.37" calcext:value-type="float">
            <text:p>84,37</text:p>
          </table:table-cell>
          <table:table-cell office:value-type="float" office:value="303.13" calcext:value-type="float">
            <text:p>303,13</text:p>
          </table:table-cell>
          <table:table-cell office:value-type="float" office:value="321.36" calcext:value-type="float">
            <text:p>321,36</text:p>
          </table:table-cell>
          <table:table-cell office:value-type="float" office:value="328.57" calcext:value-type="float">
            <text:p>328,57</text:p>
          </table:table-cell>
          <table:table-cell office:value-type="float" office:value="331.74" calcext:value-type="float">
            <text:p>331,74</text:p>
          </table:table-cell>
          <table:table-cell office:value-type="float" office:value="333.35" calcext:value-type="float">
            <text:p>333,35</text:p>
          </table:table-cell>
          <table:table-cell office:value-type="float" office:value="334.41" calcext:value-type="float">
            <text:p>334,41</text:p>
          </table:table-cell>
          <table:table-cell office:value-type="float" office:value="335.36" calcext:value-type="float">
            <text:p>335,36</text:p>
          </table:table-cell>
          <table:table-cell office:value-type="float" office:value="336.45" calcext:value-type="float">
            <text:p>336,45</text:p>
          </table:table-cell>
          <table:table-cell/>
          <table:table-cell table:formula="of:=[.H17]-270" office:value-type="float" office:value="60.67" calcext:value-type="float">
            <text:p>60,67</text:p>
          </table:table-cell>
        </table:table-row>
        <table:table-row table:style-name="ro1">
          <table:table-cell office:value-type="float" office:value="37.07" calcext:value-type="float">
            <text:p>37,07</text:p>
          </table:table-cell>
          <table:table-cell office:value-type="float" office:value="33.66" calcext:value-type="float">
            <text:p>33,66</text:p>
          </table:table-cell>
          <table:table-cell office:value-type="float" office:value="32.35" calcext:value-type="float">
            <text:p>32,35</text:p>
          </table:table-cell>
          <table:table-cell office:value-type="float" office:value="37.67" calcext:value-type="float">
            <text:p>37,67</text:p>
          </table:table-cell>
          <table:table-cell office:value-type="float" office:value="71.03" calcext:value-type="float">
            <text:p>71,03</text:p>
          </table:table-cell>
          <table:table-cell office:value-type="float" office:value="313.9" calcext:value-type="float">
            <text:p>313,9</text:p>
          </table:table-cell>
          <table:table-cell table:style-name="ce4" office:value-type="float" office:value="331.66" calcext:value-type="float">
            <text:p>331,66</text:p>
          </table:table-cell>
          <table:table-cell office:value-type="float" office:value="335.69" calcext:value-type="float">
            <text:p>335,69</text:p>
          </table:table-cell>
          <table:table-cell office:value-type="float" office:value="336.53" calcext:value-type="float">
            <text:p>336,53</text:p>
          </table:table-cell>
          <table:table-cell office:value-type="float" office:value="336.51" calcext:value-type="float">
            <text:p>336,51</text:p>
          </table:table-cell>
          <table:table-cell office:value-type="float" office:value="336.33" calcext:value-type="float">
            <text:p>336,33</text:p>
          </table:table-cell>
          <table:table-cell office:value-type="float" office:value="336.17" calcext:value-type="float">
            <text:p>336,17</text:p>
          </table:table-cell>
          <table:table-cell office:value-type="float" office:value="336.04" calcext:value-type="float">
            <text:p>336,04</text:p>
          </table:table-cell>
          <table:table-cell/>
          <table:table-cell table:formula="of:=[.G17]-270" office:value-type="float" office:value="62.27" calcext:value-type="float">
            <text:p>62,2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4.52" calcext:value-type="float">
            <text:p>24,52</text:p>
          </table:table-cell>
          <table:table-cell office:value-type="float" office:value="12.46" calcext:value-type="float">
            <text:p>12,46</text:p>
          </table:table-cell>
          <table:table-cell office:value-type="float" office:value="357.88" calcext:value-type="float">
            <text:p>357,88</text:p>
          </table:table-cell>
          <table:table-cell office:value-type="float" office:value="321.64" calcext:value-type="float">
            <text:p>321,64</text:p>
          </table:table-cell>
          <table:table-cell office:value-type="float" office:value="11.42" calcext:value-type="float">
            <text:p>11,42</text:p>
          </table:table-cell>
          <table:table-cell office:value-type="float" office:value="354.78" calcext:value-type="float">
            <text:p>354,78</text:p>
          </table:table-cell>
          <table:table-cell office:value-type="float" office:value="347.64" calcext:value-type="float">
            <text:p>347,64</text:p>
          </table:table-cell>
          <table:table-cell office:value-type="float" office:value="343.26" calcext:value-type="float">
            <text:p>343,26</text:p>
          </table:table-cell>
          <table:table-cell office:value-type="float" office:value="340.34" calcext:value-type="float">
            <text:p>340,34</text:p>
          </table:table-cell>
          <table:table-cell office:value-type="float" office:value="338.27" calcext:value-type="float">
            <text:p>338,27</text:p>
          </table:table-cell>
          <table:table-cell office:value-type="float" office:value="336.69" calcext:value-type="float">
            <text:p>336,69</text:p>
          </table:table-cell>
          <table:table-cell office:value-type="float" office:value="335.35" calcext:value-type="float">
            <text:p>335,35</text:p>
          </table:table-cell>
          <table:table-cell/>
          <table:table-cell table:formula="of:=[.F17]-270" office:value-type="float" office:value="64.87" calcext:value-type="float">
            <text:p>64,87</text:p>
          </table:table-cell>
        </table:table-row>
        <table:table-row table:style-name="ro1">
          <table:table-cell office:value-type="float" office:value="18.24" calcext:value-type="float">
            <text:p>18,24</text:p>
          </table:table-cell>
          <table:table-cell office:value-type="float" office:value="349.38" calcext:value-type="float">
            <text:p>349,38</text:p>
          </table:table-cell>
          <table:table-cell office:value-type="float" office:value="320.87" calcext:value-type="float">
            <text:p>320,87</text:p>
          </table:table-cell>
          <table:table-cell office:value-type="float" office:value="299.18" calcext:value-type="float">
            <text:p>299,18</text:p>
          </table:table-cell>
          <table:table-cell office:value-type="float" office:value="277.4" calcext:value-type="float">
            <text:p>277,4</text:p>
          </table:table-cell>
          <table:table-cell office:value-type="float" office:value="66.81" calcext:value-type="float">
            <text:p>66,81</text:p>
          </table:table-cell>
          <table:table-cell office:value-type="float" office:value="30.8" calcext:value-type="float">
            <text:p>30,8</text:p>
          </table:table-cell>
          <table:table-cell office:value-type="float" office:value="5.9" calcext:value-type="float">
            <text:p>5,9</text:p>
          </table:table-cell>
          <table:table-cell office:value-type="float" office:value="352.4" calcext:value-type="float">
            <text:p>352,4</text:p>
          </table:table-cell>
          <table:table-cell office:value-type="float" office:value="344.83" calcext:value-type="float">
            <text:p>344,83</text:p>
          </table:table-cell>
          <table:table-cell office:value-type="float" office:value="340.16" calcext:value-type="float">
            <text:p>340,16</text:p>
          </table:table-cell>
          <table:table-cell office:value-type="float" office:value="336.96" calcext:value-type="float">
            <text:p>336,96</text:p>
          </table:table-cell>
          <table:table-cell office:value-type="float" office:value="334.59" calcext:value-type="float">
            <text:p>334,59</text:p>
          </table:table-cell>
          <table:table-cell/>
          <table:table-cell table:formula="of:=[.E17]-270" office:value-type="float" office:value="70.19" calcext:value-type="float">
            <text:p>70,19</text:p>
          </table:table-cell>
        </table:table-row>
        <table:table-row table:style-name="ro1">
          <table:table-cell office:value-type="float" office:value="307.59" calcext:value-type="float">
            <text:p>307,59</text:p>
          </table:table-cell>
          <table:table-cell office:value-type="float" office:value="288.4" calcext:value-type="float">
            <text:p>288,4</text:p>
          </table:table-cell>
          <table:table-cell office:value-type="float" office:value="282.27" calcext:value-type="float">
            <text:p>282,27</text:p>
          </table:table-cell>
          <table:table-cell office:value-type="float" office:value="278.42" calcext:value-type="float">
            <text:p>278,42</text:p>
          </table:table-cell>
          <table:table-cell office:value-type="float" office:value="272.68" calcext:value-type="float">
            <text:p>272,68</text:p>
          </table:table-cell>
          <table:table-cell office:value-type="float" office:value="81.44" calcext:value-type="float">
            <text:p>81,44</text:p>
          </table:table-cell>
          <table:table-cell office:value-type="float" office:value="59.95" calcext:value-type="float">
            <text:p>59,95</text:p>
          </table:table-cell>
          <table:table-cell office:value-type="float" office:value="29.1" calcext:value-type="float">
            <text:p>29,1</text:p>
          </table:table-cell>
          <table:table-cell office:value-type="float" office:value="3.88" calcext:value-type="float">
            <text:p>3,88</text:p>
          </table:table-cell>
          <table:table-cell office:value-type="float" office:value="349.45" calcext:value-type="float">
            <text:p>349,45</text:p>
          </table:table-cell>
          <table:table-cell office:value-type="float" office:value="341.41" calcext:value-type="float">
            <text:p>341,41</text:p>
          </table:table-cell>
          <table:table-cell office:value-type="float" office:value="336.6" calcext:value-type="float">
            <text:p>336,6</text:p>
          </table:table-cell>
          <table:table-cell office:value-type="float" office:value="333.56" calcext:value-type="float">
            <text:p>333,56</text:p>
          </table:table-cell>
          <table:table-cell/>
          <table:table-cell table:formula="of:=[.D17]-270" office:value-type="float" office:value="83.68" calcext:value-type="float">
            <text:p>83,68</text:p>
          </table:table-cell>
        </table:table-row>
        <table:table-row table:style-name="ro1">
          <table:table-cell office:value-type="float" office:value="85.76" calcext:value-type="float">
            <text:p>85,76</text:p>
          </table:table-cell>
          <table:table-cell office:value-type="float" office:value="86.69" calcext:value-type="float">
            <text:p>86,69</text:p>
          </table:table-cell>
          <table:table-cell office:value-type="float" office:value="89.74" calcext:value-type="float">
            <text:p>89,74</text:p>
          </table:table-cell>
          <table:table-cell office:value-type="float" office:value="272.37" calcext:value-type="float">
            <text:p>272,37</text:p>
          </table:table-cell>
          <table:table-cell office:value-type="float" office:value="272.79" calcext:value-type="float">
            <text:p>272,79</text:p>
          </table:table-cell>
          <table:table-cell office:value-type="float" office:value="89.09" calcext:value-type="float">
            <text:p>89,09</text:p>
          </table:table-cell>
          <table:table-cell office:value-type="float" office:value="77.76" calcext:value-type="float">
            <text:p>77,76</text:p>
          </table:table-cell>
          <table:table-cell office:value-type="float" office:value="52.25" calcext:value-type="float">
            <text:p>52,25</text:p>
          </table:table-cell>
          <table:table-cell office:value-type="float" office:value="16.53" calcext:value-type="float">
            <text:p>16,53</text:p>
          </table:table-cell>
          <table:table-cell office:value-type="float" office:value="352.53" calcext:value-type="float">
            <text:p>352,53</text:p>
          </table:table-cell>
          <table:table-cell office:value-type="float" office:value="340.77" calcext:value-type="float">
            <text:p>340,77</text:p>
          </table:table-cell>
          <table:table-cell office:value-type="float" office:value="334.91" calcext:value-type="float">
            <text:p>334,91</text:p>
          </table:table-cell>
          <table:table-cell office:value-type="float" office:value="331.87" calcext:value-type="float">
            <text:p>331,87</text:p>
          </table:table-cell>
          <table:table-cell/>
          <table:table-cell table:formula="of:=[.C17]-270" office:value-type="float" office:value="-240.42" calcext:value-type="float">
            <text:p>-240,42</text:p>
          </table:table-cell>
        </table:table-row>
        <table:table-row table:style-name="ro1">
          <table:table-cell office:value-type="float" office:value="76.46" calcext:value-type="float">
            <text:p>76,46</text:p>
          </table:table-cell>
          <table:table-cell office:value-type="float" office:value="80.39" calcext:value-type="float">
            <text:p>80,39</text:p>
          </table:table-cell>
          <table:table-cell office:value-type="float" office:value="86.08" calcext:value-type="float">
            <text:p>86,08</text:p>
          </table:table-cell>
          <table:table-cell office:value-type="float" office:value="271.87" calcext:value-type="float">
            <text:p>271,87</text:p>
          </table:table-cell>
          <table:table-cell office:value-type="float" office:value="276.02" calcext:value-type="float">
            <text:p>276,02</text:p>
          </table:table-cell>
          <table:table-cell office:value-type="float" office:value="276.94" calcext:value-type="float">
            <text:p>276,94</text:p>
          </table:table-cell>
          <table:table-cell office:value-type="float" office:value="272.32" calcext:value-type="float">
            <text:p>272,32</text:p>
          </table:table-cell>
          <table:table-cell office:value-type="float" office:value="74.89" calcext:value-type="float">
            <text:p>74,89</text:p>
          </table:table-cell>
          <table:table-cell office:value-type="float" office:value="29.33" calcext:value-type="float">
            <text:p>29,33</text:p>
          </table:table-cell>
          <table:table-cell office:value-type="float" office:value="350.55" calcext:value-type="float">
            <text:p>350,55</text:p>
          </table:table-cell>
          <table:table-cell office:value-type="float" office:value="336.53" calcext:value-type="float">
            <text:p>336,53</text:p>
          </table:table-cell>
          <table:table-cell office:value-type="float" office:value="331.4" calcext:value-type="float">
            <text:p>331,4</text:p>
          </table:table-cell>
          <table:table-cell office:value-type="float" office:value="329.46" calcext:value-type="float">
            <text:p>329,46</text:p>
          </table:table-cell>
          <table:table-cell/>
          <table:table-cell table:formula="of:=[.B17]-270" office:value-type="float" office:value="-199.18" calcext:value-type="float">
            <text:p>-199,18</text:p>
          </table:table-cell>
        </table:table-row>
        <table:table-row table:style-name="ro1">
          <table:table-cell office:value-type="float" office:value="73.58" calcext:value-type="float">
            <text:p>73,58</text:p>
          </table:table-cell>
          <table:table-cell office:value-type="float" office:value="78.98" calcext:value-type="float">
            <text:p>78,98</text:p>
          </table:table-cell>
          <table:table-cell office:value-type="float" office:value="86.75" calcext:value-type="float">
            <text:p>86,75</text:p>
          </table:table-cell>
          <table:table-cell office:value-type="float" office:value="275.6" calcext:value-type="float">
            <text:p>275,6</text:p>
          </table:table-cell>
          <table:table-cell office:value-type="float" office:value="283.54" calcext:value-type="float">
            <text:p>283,54</text:p>
          </table:table-cell>
          <table:table-cell office:value-type="float" office:value="289.02" calcext:value-type="float">
            <text:p>289,02</text:p>
          </table:table-cell>
          <table:table-cell office:value-type="float" office:value="291.09" calcext:value-type="float">
            <text:p>291,09</text:p>
          </table:table-cell>
          <table:table-cell office:value-type="float" office:value="286.28" calcext:value-type="float">
            <text:p>286,28</text:p>
          </table:table-cell>
          <table:table-cell office:value-type="float" office:value="51.51" calcext:value-type="float">
            <text:p>51,51</text:p>
          </table:table-cell>
          <table:table-cell office:value-type="float" office:value="335.8" calcext:value-type="float">
            <text:p>335,8</text:p>
          </table:table-cell>
          <table:table-cell office:value-type="float" office:value="327.65" calcext:value-type="float">
            <text:p>327,65</text:p>
          </table:table-cell>
          <table:table-cell office:value-type="float" office:value="326.6" calcext:value-type="float">
            <text:p>326,6</text:p>
          </table:table-cell>
          <table:table-cell office:value-type="float" office:value="326.96" calcext:value-type="float">
            <text:p>326,96</text:p>
          </table:table-cell>
          <table:table-cell/>
          <table:table-cell table:formula="of:=[.A17]-270" office:value-type="float" office:value="-184.88" calcext:value-type="float">
            <text:p>-184,8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A14]-[.A17]" office:value-type="float" office:value="269.55" calcext:value-type="float">
            <text:p>269,55</text:p>
          </table:table-cell>
          <table:table-cell table:formula="of:=[.A13]-[.B17]" office:value-type="float" office:value="269.34" calcext:value-type="float">
            <text:p>269,34</text:p>
          </table:table-cell>
          <table:table-cell table:formula="of:=[.A12]-[.C17]" office:value-type="float" office:value="268.61" calcext:value-type="float">
            <text:p>268,61</text:p>
          </table:table-cell>
          <table:table-cell table:formula="of:=[.A10]-[.E17]" office:value-type="float" office:value="-269.41" calcext:value-type="float">
            <text:p>-269,41</text:p>
          </table:table-cell>
          <table:table-cell table:formula="of:=[.A10]-[.F17]" office:value-type="float" office:value="-264.09" calcext:value-type="float">
            <text:p>-264,09</text:p>
          </table:table-cell>
          <table:table-cell table:formula="of:=[.A9]-[.F17]" office:value-type="float" office:value="-269.32" calcext:value-type="float">
            <text:p>-269,32</text:p>
          </table:table-cell>
          <table:table-cell table:formula="of:=[.A8]-[.G17]" office:value-type="float" office:value="-269.44" calcext:value-type="float">
            <text:p>-269,44</text:p>
          </table:table-cell>
          <table:table-cell table:formula="of:=[.A7]-[.H17]" office:value-type="float" office:value="-269.65" calcext:value-type="float">
            <text:p>-269,65</text:p>
          </table:table-cell>
          <table:table-cell table:formula="of:=[.A6]-[.I17]" office:value-type="float" office:value="-269.83" calcext:value-type="float">
            <text:p>-269,83</text:p>
          </table:table-cell>
          <table:table-cell table:formula="of:=[.A5]-[.J17]" office:value-type="float" office:value="-269.89" calcext:value-type="float">
            <text:p>-269,89</text:p>
          </table:table-cell>
          <table:table-cell table:formula="of:=[.A4]-[.K17]" office:value-type="float" office:value="-269.63" calcext:value-type="float">
            <text:p>-269,63</text:p>
          </table:table-cell>
          <table:table-cell table:formula="of:=[.A3]-[.L17]" office:value-type="float" office:value="-268.66" calcext:value-type="float">
            <text:p>-268,66</text:p>
          </table:table-cell>
          <table:table-cell table:formula="of:=[.A2]-[.M17]" office:value-type="float" office:value="-266.31" calcext:value-type="float">
            <text:p>-266,31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0.361655" calcext:value-type="float">
            <text:p>0,361655</text:p>
          </table:table-cell>
          <table:table-cell office:value-type="float" office:value="0.3292757" calcext:value-type="float">
            <text:p>0,3292757</text:p>
          </table:table-cell>
          <table:table-cell office:value-type="float" office:value="0.31116784" calcext:value-type="float">
            <text:p>0,31116784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em</text:p>
          </table:table-cell>
          <table:table-cell table:number-columns-repeated="9"/>
        </table:table-row>
        <table:table-row table:style-name="ro1">
          <table:table-cell office:value-type="float" office:value="0.3110474" calcext:value-type="float">
            <text:p>0,3110474</text:p>
          </table:table-cell>
          <table:table-cell office:value-type="float" office:value="0.28471443" calcext:value-type="float">
            <text:p>0,28471443</text:p>
          </table:table-cell>
          <table:table-cell office:value-type="float" office:value="0.27389127" calcext:value-type="float">
            <text:p>0,27389127</text:p>
          </table:table-cell>
          <table:table-cell table:formula="of:=ATAN(([.B38]-[.B36])/([.C37]-[.A37]))" office:value-type="float" office:value="1.06382852504389" calcext:value-type="float">
            <text:p>1,063828525</text:p>
          </table:table-cell>
          <table:table-cell table:formula="of:=COS([.D37])" office:value-type="float" office:value="0.485528672365869" calcext:value-type="float">
            <text:p>0,4855286724</text:p>
          </table:table-cell>
          <table:table-cell table:formula="of:=SIN([.D37])" office:value-type="float" office:value="0.874220743468511" calcext:value-type="float">
            <text:p>0,8742207435</text:p>
          </table:table-cell>
          <table:table-cell table:number-columns-repeated="9"/>
        </table:table-row>
        <table:table-row table:style-name="ro1">
          <table:table-cell office:value-type="float" office:value="0.2837297" calcext:value-type="float">
            <text:p>0,2837297</text:p>
          </table:table-cell>
          <table:table-cell office:value-type="float" office:value="0.26237407" calcext:value-type="float">
            <text:p>0,26237407</text:p>
          </table:table-cell>
          <table:table-cell office:value-type="float" office:value="0.2560028" calcext:value-type="float">
            <text:p>0,2560028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[.D37]-[.D42]" office:value-type="float" office:value="1.55851894932444" calcext:value-type="float">
            <text:p>1,5585189493</text:p>
          </table:table-cell>
          <table:table-cell table:formula="of:=DEGREES([.H39])" office:value-type="float" office:value="89.2965580874539" calcext:value-type="float">
            <text:p>89,296558087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28336725" calcext:value-type="float">
            <text:p>0,28336725</text:p>
          </table:table-cell>
          <table:table-cell office:value-type="float" office:value="0.31135228" calcext:value-type="float">
            <text:p>0,31135228</text:p>
          </table:table-cell>
          <table:table-cell office:value-type="float" office:value="0.36278722" calcext:value-type="float">
            <text:p>0,36278722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em</text:p>
          </table:table-cell>
          <table:table-cell table:number-columns-repeated="9"/>
        </table:table-row>
        <table:table-row table:style-name="ro1">
          <table:table-cell office:value-type="float" office:value="0.26233327" calcext:value-type="float">
            <text:p>0,26233327</text:p>
          </table:table-cell>
          <table:table-cell office:value-type="float" office:value="0.2852935" calcext:value-type="float">
            <text:p>0,2852935</text:p>
          </table:table-cell>
          <table:table-cell office:value-type="float" office:value="0.3306541" calcext:value-type="float">
            <text:p>0,3306541</text:p>
          </table:table-cell>
          <table:table-cell table:style-name="ce3" table:formula="of:=ATAN(([.B43]-[.B41])/([.C42]-[.A42]))" office:value-type="float" office:value="-0.494690424280553" calcext:value-type="float">
            <text:p>-0,4946904243</text:p>
          </table:table-cell>
          <table:table-cell table:formula="of:=COS([.D42])" office:value-type="float" office:value="0.880115725932222" calcext:value-type="float">
            <text:p>0,8801157259</text:p>
          </table:table-cell>
          <table:table-cell table:formula="of:=SIN([.D42])" office:value-type="float" office:value="-0.47475921156603" calcext:value-type="float">
            <text:p>-0,4747592116</text:p>
          </table:table-cell>
          <table:table-cell table:number-columns-repeated="9"/>
        </table:table-row>
        <table:table-row table:style-name="ro1">
          <table:table-cell office:value-type="float" office:value="0.2561207" calcext:value-type="float">
            <text:p>0,2561207</text:p>
          </table:table-cell>
          <table:table-cell office:value-type="float" office:value="0.2744981" calcext:value-type="float">
            <text:p>0,2744981</text:p>
          </table:table-cell>
          <table:table-cell office:value-type="float" office:value="0.31251043" calcext:value-type="float">
            <text:p>0,3125104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07:13:16.887476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27:33.243843004</meta:creation-date>
    <dc:date>2018-03-16T16:04:22.719313911</dc:date>
    <meta:editing-duration>PT7H54M33S</meta:editing-duration>
    <meta:editing-cycles>10</meta:editing-cycles>
    <meta:generator>LibreOffice/5.1.6.2$Linux_X86_64 LibreOffice_project/10m0$Build-2</meta:generator>
    <meta:document-statistic meta:table-count="1" meta:cell-count="410" meta:object-count="0"/>
  </office:meta>
</office:document-meta>
</file>